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7cc1c"/>
    </style:style>
    <style:style style:name="P2" style:family="paragraph" style:parent-style-name="Text_20_body" style:list-style-name="L1">
      <style:text-properties officeooo:paragraph-rsid="00095cd4"/>
    </style:style>
    <style:style style:name="P3" style:family="paragraph" style:parent-style-name="Text_20_body" style:list-style-name="L2"/>
    <style:style style:name="P4" style:family="paragraph" style:parent-style-name="Heading_20_3">
      <style:paragraph-properties fo:margin-top="0in" fo:margin-bottom="0.0972in" style:contextual-spacing="false" fo:line-height="115%"/>
    </style:style>
    <style:style style:name="P5" style:family="paragraph" style:parent-style-name="Text_20_body" style:list-style-name="L3"/>
    <style:style style:name="P6" style:family="paragraph" style:parent-style-name="Standard">
      <style:text-properties officeooo:rsid="0007cc1c" officeooo:paragraph-rsid="0007cc1c"/>
    </style:style>
    <style:style style:name="P7" style:family="paragraph" style:parent-style-name="Default_20_Drawing_20_Style">
      <style:paragraph-properties fo:text-align="start" style:justify-single-word="false" style:writing-mode="lr-tb"/>
    </style:style>
    <style:style style:name="P8" style:family="paragraph" style:parent-style-name="Standard">
      <style:text-properties officeooo:rsid="00090c6e" officeooo:paragraph-rsid="00090c6e"/>
    </style:style>
    <style:style style:name="T1" style:family="text">
      <style:text-properties fo:color="#000000" loext:opacity="100%" fo:font-family="SegoeUI" style:font-family-generic="roman" style:font-pitch="variable" fo:font-size="11pt" fo:font-style="normal" fo:font-weight="normal" officeooo:rsid="0007cc1c" style:font-size-asian="11pt" style:font-style-asian="normal" style:font-weight-asian="normal"/>
    </style:style>
    <style:style style:name="T2" style:family="text">
      <style:text-properties loext:padding="0in" loext:border="none"/>
    </style:style>
    <style:style style:name="T3" style:family="text">
      <style:text-properties fo:language="de" fo:country="DE" loext:padding="0in" loext:border="none"/>
    </style:style>
    <style:style style:name="T4" style:family="text">
      <style:text-properties officeooo:rsid="0007cc1c" style:font-size-asian="11pt" style:font-style-asian="normal" style:font-weight-asian="normal"/>
    </style:style>
    <style:style style:name="T5" style:family="text">
      <style:text-properties fo:font-variant="normal" fo:text-transform="none" style:text-line-through-style="none" style:text-line-through-type="none" fo:font-family="'WordVisi MSFontService', Calibri, sans-serif" fo:font-size="10.5pt" fo:letter-spacing="normal" fo:language="de" fo:country="DE" style:text-underline-style="none" style:text-blinking="false" loext:padding="0in" loext:border="none"/>
    </style:style>
    <style:style style:name="T6" style:family="text">
      <style:text-properties officeooo:rsid="0007cc1c"/>
    </style:style>
    <style:style style:name="T7" style:family="text">
      <style:text-properties officeooo:rsid="001edb03"/>
    </style:style>
    <style:style style:name="T8" style:family="text">
      <style:text-properties fo:font-family="SegoeUI" style:font-family-generic="roman" style:font-pitch="variable" fo:font-size="11pt" fo:font-style="normal" fo:font-weight="normal" style:font-size-asian="11pt" style:font-style-asian="normal" style:font-weight-asian="normal"/>
    </style:style>
    <style:style style:name="T9" style:family="text">
      <style:text-properties fo:color="#000000" loext:opacity="100%" fo:font-family="SegoeUI" style:font-family-generic="roman" style:font-pitch="variable" fo:font-size="11pt" fo:font-style="normal" fo:font-weight="normal" style:font-size-asian="11pt" style:font-style-asian="normal" style:font-weight-asian="normal"/>
    </style:style>
    <style:style style:name="T10" style:family="text">
      <style:text-properties fo:color="#000000" loext:opacity="100%" fo:font-family="SegoeUI" style:font-family-generic="roman" style:font-pitch="variable" fo:font-size="11pt" fo:font-style="normal" fo:font-weight="bold" style:font-size-asian="11pt" style:font-style-asian="normal" style:font-weight-asian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isness Call / Pitch</text:h>
      <text:p text:style-name="Text_20_body">Dauer : 3-5 Minuten</text:p>
      <text:h text:style-name="Heading_20_2" text:outline-level="2">Ziel</text:h>
      <text:p text:style-name="Text_20_body">Erklären Sie verständlich und strukturiert, worum es in Ihrem Projekt geht, sodass der </text:p>
      <text:p text:style-name="Text_20_body">Auftraggeber die wichtigsten Punkte schnell erfassen kann.</text:p>
      <text:h text:style-name="Heading_20_2" text:outline-level="2">Fragen</text:h>
      <text:h text:style-name="Heading_20_3" text:outline-level="3">Wer seid Ihr, eure Rollen vorstellen</text:h>
      <text:p text:style-name="Text_20_body"><text:span text:style-name="T1">Sanjivan – </text:span><text:span text:style-name="T2"> </text:span><text:span text:style-name="T3">Projektleiter, Planung, Webentwicklung - Frontend </text:span><text:span text:style-name="T2"> </text:span></text:p>
      <text:p text:style-name="Text_20_body"><text:span text:style-name="T4">Egor – </text:span><text:span text:style-name="T5">Datenbankspezialist</text:span><text:span text:style-name="T4"> </text:span></text:p>
      <text:p text:style-name="P1"><text:span text:style-name="T1">Liam – </text:span><text:span text:style-name="T3">Webentwicklung – Frontend</text:span></text:p>
      <text:p text:style-name="Text_20_body"><text:span text:style-name="T6">Gian </text:span><text:span text:style-name="T4">– </text:span>UI-Design, Backendentwicklung</text:p>
      <text:h text:style-name="Heading_20_3" text:outline-level="3">Was ist das Ziel des Projekts?</text:h>
      <text:p text:style-name="Text_20_body">Die Anwendung soll es Benutzern ermöglichen:</text:p>
      <text:list text:style-name="L1">
        <text:list-item>
          <text:p text:style-name="P2">Eigene Karteikarten zu erstellen, bearbeiten und organisieren</text:p>
        </text:list-item>
        <text:list-item>
          <text:p text:style-name="P2">Lernsets zu verwalten</text:p>
        </text:list-item>
        <text:list-item>
          <text:p text:style-name="P2">Inhalte effizient zu wiederholen, <text:span text:style-name="T7">auch mit Hilfe eines</text:span> intelligente<text:span text:style-name="T7">n</text:span> Wiederholungssystem.</text:p>
        </text:list-item>
      </text:list>
      <text:h text:style-name="Heading_20_3" text:outline-level="3">Welches Problem wird gelöst bzw. welcher Nutzen entsteht?</text:h>
      <text:h text:style-name="Heading_20_3" text:outline-level="3">Problem:</text:h>
      <text:list text:style-name="L2">
        <text:list-item>
          <text:p text:style-name="P3">Viele Lernplattformen bieten personalisierte Lernalgorithmen nur im Premium-Modell an.</text:p>
        </text:list-item>
        <text:list-item>
          <text:p text:style-name="P3">Lernende wissen oft nicht, wann sie welche Inhalte wiederholen sollten.</text:p>
        </text:list-item>
        <text:list-item>
          <text:p text:style-name="P3">Klassische Karteikarten ohne System führen zu ineffizientem Lernen.</text:p>
        </text:list-item>
        <text:list-item>
          <text:p text:style-name="P3">Datenschutz und Individualisierung sind bei großen Plattformen eingeschränkt.</text:p>
        </text:list-item>
      </text:list>
      <text:h text:style-name="P4" text:outline-level="3" text:is-list-header="true">Lösung / Nutzen:</text:h>
      <text:list text:style-name="L3">
        <text:list-item>
          <text:p text:style-name="P5">Ein personalisiertes Lernmodell (z. B. basierend auf Wiederholungsintervallen)</text:p>
        </text:list-item>
        <text:list-item>
          <text:p text:style-name="P5">Automatische Anpassung der Wiederholungsfrequenz je nach Lernfortschritt</text:p>
        </text:list-item>
        <text:list-item>
          <text:p text:style-name="P5">Fortschrittsanzeige und Lernstatistiken</text:p>
        </text:list-item>
        <text:list-item>
          <text:p text:style-name="P5">Individuelle Lernempfehlungen</text:p>
        </text:list-item>
        <text:list-item>
          <text:p text:style-name="P5"><text:soft-page-break/>Kostenfreie Nutzung zentraler Funktionen</text:p>
        </text:list-item>
        <text:list-item>
          <text:p text:style-name="P5">Mögliche Erweiterbarkeit (z. B. KI-Integration, automatische Generierung von Fragen)</text:p>
        </text:list-item>
      </text:list>
      <text:h text:style-name="Heading_20_3" text:outline-level="3">Was ist das geplante Ergebnis?</text:h>
      <text:h text:style-name="Heading_20_3" text:outline-level="3">In welchem Rahmen (Zeit, Mittel, Team) soll das Projekt umgesetzt werden?</text:h>
      <text:p text:style-name="P6"/>
      <text:p text:style-name="P7" loext:marker-style-name="T8"><text:span text:style-name="T9">Perfektion ist nicht entscheidend – </text:span><text:span text:style-name="T10">Klarheit </text:span><text:span text:style-name="T9">und </text:span><text:span text:style-name="T10">Verständlichkeit </text:span><text:span text:style-name="T9">stehen im Vordergrund. </text:span></text:p>
      <text:p text:style-name="P6"/>
      <text:p text:style-name="P6"/>
      <text:p text:style-name="P8">Business Case</text:p>
      <text:p text:style-name="P8">Projekt Ziel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Noto Sans" style:font-family-asian="'Noto Sans'" style:font-family-generic-asian="system" style:font-pitch-asian="variable" style:font-size-asian="12pt" style:font-name-complex="Aptos" style:font-family-complex="Aptos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7T10:32:37.666650459</meta:creation-date>
    <dc:date>2026-02-27T11:09:46.202188987</dc:date>
    <meta:editing-duration>PT16M19S</meta:editing-duration>
    <meta:editing-cycles>1</meta:editing-cycles>
    <meta:document-statistic meta:table-count="0" meta:image-count="0" meta:object-count="0" meta:page-count="2" meta:paragraph-count="34" meta:word-count="205" meta:character-count="1588" meta:non-whitespace-character-count="1418"/>
    <meta:generator>LibreOffice/25.8.5.2$Linux_X86_64 LibreOffice_project/580$Build-2</meta:generator>
  </office:meta>
</office:document-meta>
</file>